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89in"/>
    </style:style>
    <style:style style:name="co3" style:family="table-column">
      <style:table-column-properties fo:break-before="auto" style:column-width="2.19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Default"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PU Generation</text:p>
          </table:table-cell>
          <table:table-cell office:value-type="string">
            <text:p>Brand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MD ATHLON 4</text:p>
          </table:table-cell>
          <table:table-cell office:value-type="string">
            <text:p>Pentium 3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AMD ATHLON 64</text:p>
          </table:table-cell>
          <table:table-cell office:value-type="string">
            <text:p>Pentium 4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AMD ATHLON 64 (TF-20)</text:p>
          </table:table-cell>
          <table:table-cell office:value-type="string">
            <text:p>Green Planet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AMD ATHLON 64 X2</text:p>
          </table:table-cell>
          <table:table-cell office:value-type="string">
            <text:p>Dual Core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AMD ATHLON II X2</text:p>
          </table:table-cell>
          <table:table-cell office:value-type="string">
            <text:p>Dual Core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AMD ATHLON II X3</text:p>
          </table:table-cell>
          <table:table-cell office:value-type="string">
            <text:p>Quad Core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AMD ATHLON II X4</text:p>
          </table:table-cell>
          <table:table-cell office:value-type="string">
            <text:p>Quad Core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AMD ATHLON NEO</text:p>
          </table:table-cell>
          <table:table-cell office:value-type="string">
            <text:p>Pentium M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MD ATHLON XP</text:p>
          </table:table-cell>
          <table:table-cell office:value-type="string">
            <text:p>Pentium 3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MD ATHLON XP-M</text:p>
          </table:table-cell>
          <table:table-cell office:value-type="string">
            <text:p>Pentium 3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AMD C-50</text:p>
          </table:table-cell>
          <table:table-cell office:value-type="string">
            <text:p>Dual Core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AMD C-60</text:p>
          </table:table-cell>
          <table:table-cell office:value-type="string">
            <text:p>Dual Core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AMD DURON</text:p>
          </table:table-cell>
          <table:table-cell office:value-type="string">
            <text:p>Pre Pentium 3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AMD FUSION</text:p>
          </table:table-cell>
          <table:table-cell office:value-type="string">
            <text:p>Dual Core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AMD K6</text:p>
          </table:table-cell>
          <table:table-cell office:value-type="string">
            <text:p>Pre Pentium 3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AMD PHENOM II</text:p>
          </table:table-cell>
          <table:table-cell office:value-type="string">
            <text:p>Quad Core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AMD PHENOM X3</text:p>
          </table:table-cell>
          <table:table-cell office:value-type="string">
            <text:p>Quad Core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AMD PHENOM X4</text:p>
          </table:table-cell>
          <table:table-cell office:value-type="string">
            <text:p>Quad Core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MD SEMPRON (DUAL CORE ERA)</text:p>
          </table:table-cell>
          <table:table-cell office:value-type="string">
            <text:p>Green Planet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AMD SEMPRON (P4 ERA)</text:p>
          </table:table-cell>
          <table:table-cell office:value-type="string">
            <text:p>Pentium 4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AMD SEMPRON (PENTIUM M ERA)</text:p>
          </table:table-cell>
          <table:table-cell office:value-type="string">
            <text:p>Pentium M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AMD TURION 64</text:p>
          </table:table-cell>
          <table:table-cell office:value-type="string">
            <text:p>Pentium M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AMD TURION 64 X2</text:p>
          </table:table-cell>
          <table:table-cell office:value-type="string">
            <text:p>Dual Core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MD TURION II</text:p>
          </table:table-cell>
          <table:table-cell office:value-type="string">
            <text:p>Dual Core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AMD TURION NEO</text:p>
          </table:table-cell>
          <table:table-cell office:value-type="string">
            <text:p>Dual Core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AMD V120</text:p>
          </table:table-cell>
          <table:table-cell office:value-type="string">
            <text:p>Green Planet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AMD V140</text:p>
          </table:table-cell>
          <table:table-cell office:value-type="string">
            <text:p>Green Planet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AMD VISION A10</text:p>
          </table:table-cell>
          <table:table-cell office:value-type="string">
            <text:p>Quad Core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MD VISION A4</text:p>
          </table:table-cell>
          <table:table-cell office:value-type="string">
            <text:p>Green Planet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MD VISION A6</text:p>
          </table:table-cell>
          <table:table-cell office:value-type="string">
            <text:p>Dual Core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MD VISION A8</text:p>
          </table:table-cell>
          <table:table-cell office:value-type="string">
            <text:p>Quad Core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MD VISION E SERIES</text:p>
          </table:table-cell>
          <table:table-cell office:value-type="string">
            <text:p>Green Planet</text:p>
          </table:table-cell>
          <table:table-cell office:value-type="string">
            <text:p>AMD</text:p>
          </table:table-cell>
          <table:table-cell table:number-columns-repeated="11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EXYNOS 5 DUAL</text:p>
          </table:table-cell>
          <table:table-cell table:number-columns-repeated="2" office:value-type="string">
            <text:p>Other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INTEL ATOM</text:p>
          </table:table-cell>
          <table:table-cell office:value-type="string">
            <text:p>Pentium M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INTEL CELERON (PENTIUM 4 ERA)</text:p>
          </table:table-cell>
          <table:table-cell office:value-type="string">
            <text:p>Pentium 4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INTEL CELERON (PENTIUM III ERA)</text:p>
          </table:table-cell>
          <table:table-cell office:value-type="string">
            <text:p>Pentium 3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INTEL CELERON (POST PENTIUM M)</text:p>
          </table:table-cell>
          <table:table-cell office:value-type="string">
            <text:p>Green Planet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INTEL CELERON D</text:p>
          </table:table-cell>
          <table:table-cell office:value-type="string">
            <text:p>Pentium M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INTEL CELERON M</text:p>
          </table:table-cell>
          <table:table-cell office:value-type="string">
            <text:p>Pentium M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INTEL CORE 2 DUO</text:p>
          </table:table-cell>
          <table:table-cell office:value-type="string">
            <text:p>Dual Core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TEL CORE 2 EXTREME</text:p>
          </table:table-cell>
          <table:table-cell office:value-type="string">
            <text:p>Quad Core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INTEL CORE 2 QUAD</text:p>
          </table:table-cell>
          <table:table-cell office:value-type="string">
            <text:p>Quad Core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INTEL CORE 2 SOLO</text:p>
          </table:table-cell>
          <table:table-cell office:value-type="string">
            <text:p>Green Planet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INTEL CORE DUO</text:p>
          </table:table-cell>
          <table:table-cell office:value-type="string">
            <text:p>Dual Core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TEL CORE I3</text:p>
          </table:table-cell>
          <table:table-cell office:value-type="string">
            <text:p>I Series 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INTEL CORE I5</text:p>
          </table:table-cell>
          <table:table-cell office:value-type="string">
            <text:p>I Series 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INTEL CORE I7</text:p>
          </table:table-cell>
          <table:table-cell office:value-type="string">
            <text:p>I Series 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INTEL CORE SOLO</text:p>
          </table:table-cell>
          <table:table-cell office:value-type="string">
            <text:p>Pentium M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INTEL PENTIUM (ORIGINAL)</text:p>
          </table:table-cell>
          <table:table-cell office:value-type="string">
            <text:p>Pre Pentium 3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INTEL PENTIUM (POST PENTIUM M)</text:p>
          </table:table-cell>
          <table:table-cell office:value-type="string">
            <text:p>Dual Core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INTEL PENTIUM 4</text:p>
          </table:table-cell>
          <table:table-cell office:value-type="string">
            <text:p>Pentium 4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INTEL PENTIUM D</text:p>
          </table:table-cell>
          <table:table-cell office:value-type="string">
            <text:p>Pentium M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TEL PENTIUM DUAL-CORE</text:p>
          </table:table-cell>
          <table:table-cell office:value-type="string">
            <text:p>Dual Core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INTEL PENTIUM II</text:p>
          </table:table-cell>
          <table:table-cell office:value-type="string">
            <text:p>Pre Pentium 3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INTEL PENTIUM III</text:p>
          </table:table-cell>
          <table:table-cell office:value-type="string">
            <text:p>Pentium 3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INTEL PENTIUM M</text:p>
          </table:table-cell>
          <table:table-cell office:value-type="string">
            <text:p>Pentium M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INTEL PENTIUM MMX</text:p>
          </table:table-cell>
          <table:table-cell office:value-type="string">
            <text:p>Pre Pentium 3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INTEL PRE-PENTIUM</text:p>
          </table:table-cell>
          <table:table-cell office:value-type="string">
            <text:p>Pre Pentium 3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INTEL XEON</text:p>
          </table:table-cell>
          <table:table-cell office:value-type="string">
            <text:p>Green Planet</text:p>
          </table:table-cell>
          <table:table-cell office:value-type="string">
            <text:p>Intel</text:p>
          </table:table-cell>
          <table:table-cell table:number-columns-repeated="11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OWERPC G3</text:p>
          </table:table-cell>
          <table:table-cell table:number-columns-repeated="2" office:value-type="string">
            <text:p>Other</text:p>
          </table:table-cell>
          <table:table-cell table:number-columns-repeated="11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OWERPC G4</text:p>
          </table:table-cell>
          <table:table-cell table:number-columns-repeated="2" office:value-type="string">
            <text:p>Other</text:p>
          </table:table-cell>
          <table:table-cell table:number-columns-repeated="11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OWERPC G5</text:p>
          </table:table-cell>
          <table:table-cell table:number-columns-repeated="2" office:value-type="string">
            <text:p>Other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TRANSMETA CRUSOE</text:p>
          </table:table-cell>
          <table:table-cell table:number-columns-repeated="2" office:value-type="string">
            <text:p>Other</text:p>
          </table:table-cell>
          <table:table-cell table:number-columns-repeated="11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VIA C3</text:p>
          </table:table-cell>
          <table:table-cell office:value-type="string">
            <text:p>Pre Pentium 3</text:p>
          </table:table-cell>
          <table:table-cell office:value-type="string">
            <text:p>Other</text:p>
          </table:table-cell>
          <table:table-cell table:number-columns-repeated="11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VIA C7</text:p>
          </table:table-cell>
          <table:table-cell office:value-type="string">
            <text:p>Pre Pentium 3</text:p>
          </table:table-cell>
          <table:table-cell office:value-type="string">
            <text:p>Other</text:p>
          </table:table-cell>
          <table:table-cell table:number-columns-repeated="10"/>
          <table:table-cell office:value-type="string">
            <text:p><text:s/></text:p>
          </table:table-cell>
        </table:table-row>
        <table:table-row table:style-name="ro2">
          <table:table-cell table:style-name="Default"/>
          <table:table-cell table:style-name="ce2"/>
          <table:table-cell table:number-columns-repeated="13"/>
        </table:table-row>
        <table:table-row table:style-name="ro2">
          <table:table-cell table:style-name="Default"/>
          <table:table-cell table:style-name="ce2"/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1/07/2014</text:date>, <text:time>13:5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7T13:33:43.99</meta:creation-date>
    <dc:date>2014-01-07T13:53:57.43</dc:date>
    <meta:editing-duration>PT3M32S</meta:editing-duration>
    <meta:editing-cycles>1</meta:editing-cycles>
    <meta:document-statistic meta:table-count="3" meta:cell-count="265" meta:object-count="0"/>
    <meta:generator>OpenOffice/4.0.1$Win32 OpenOffice.org_project/401m5$Build-9714</meta:generator>
  </office:meta>
</office:document-meta>
</file>